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0000003F26F9E9EF67557E9BB.png" manifest:media-type="image/png"/>
  <manifest:file-entry manifest:full-path="Pictures/100002010000022D000001783E3BA4DAA4AC08B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fortaa" svg:font-family="Comfortaa" style:font-pitch="variable"/>
    <style:font-face style:name="Linux Biolinum O" svg:font-family="'Linux Biolinum O'" style:font-pitch="variable"/>
    <style:font-face style:name="aakar" svg:font-family="aakar" style:font-pitch="variable"/>
    <style:font-face style:name="cmex10" svg:font-family="cmex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eeeee" draw:fill-color="#b2b2b2" draw:textarea-horizontal-align="justify" draw:textarea-vertical-align="middle" draw:auto-grow-height="false" fo:min-height="5.719cm" fo:min-width="2.929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5.331cm, 19.577cm, 7.996cm, 0.309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2.834cm, 19.578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5.332cm, 11.898cm, 7.995cm, 7.811cm)" draw:image-opacity="100%" style:mirror="none"/>
    </style:style>
    <style:style style:name="gr8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5.332cm, 8.147cm, 7.817cm, 11.74cm)" draw:image-opacity="100%" style:mirror="none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Arial" fo:font-size="12pt"/>
    </style:style>
    <style:style style:name="P4" style:family="paragraph">
      <loext:graphic-properties draw:fill="none" draw:fill-color="#ffffff"/>
      <style:text-properties style:font-name="Arial" fo:font-size="12pt"/>
    </style:style>
    <style:style style:name="P5" style:family="paragraph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 draw:fill-color="#ffffff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>
      <style:paragraph-properties fo:text-align="center"/>
      <style:text-properties style:font-name="Arial" fo:font-size="12pt"/>
    </style:style>
    <style:style style:name="P8" style:family="paragraph">
      <loext:graphic-properties draw:fill="none" draw:fill-color="#ffffff"/>
      <style:paragraph-properties fo:text-align="center"/>
      <style:text-properties style:font-name="Arial" fo:font-size="12pt"/>
    </style:style>
    <style:style style:name="T1" style:family="text">
      <style:text-properties style:font-name="Ari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5.969cm" draw:transform="skewX (0.00174532925199433) rotate (0.00174532925199433) translate (23.479cm 2.6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286cm" svg:height="1.143cm" svg:x="20.874cm" svg:y="1.77cm">
          <draw:image xlink:href="Pictures/100002010000022D000001783E3BA4DAA4AC08B6.png" xlink:type="simple" xlink:show="embed" xlink:actuate="onLoad" loext:mime-type="image/png">
            <text:p/>
          </draw:image>
        </draw:frame>
        <draw:frame draw:style-name="gr3" draw:text-style-name="P4" draw:layer="layout" svg:width="1.256cm" svg:height="0.725cm" svg:x="21.344cm" svg:y="1.04cm">
          <draw:text-box>
            <text:p text:style-name="P3"><text:span text:style-name="T1">disk</text:span></text:p>
          </draw:text-box>
        </draw:frame>
        <draw:frame draw:style-name="gr4" draw:text-style-name="P2" draw:layer="layout" svg:width="1.27cm" svg:height="1.27cm" svg:x="24.573cm" svg:y="4.265cm">
          <draw:image xlink:href="Pictures/1000000000000370000003F26F9E9EF67557E9BB.png" xlink:type="simple" xlink:show="embed" xlink:actuate="onLoad" loext:mime-type="image/png">
            <text:p/>
          </draw:image>
        </draw:frame>
        <draw:frame draw:style-name="gr3" draw:text-style-name="P4" draw:layer="layout" svg:width="2.365cm" svg:height="0.725cm" svg:x="24.024cm" svg:y="3.57cm">
          <draw:text-box>
            <text:p text:style-name="P3"><text:span text:style-name="T1">nfs server</text:span></text:p>
          </draw:text-box>
        </draw:frame>
        <draw:frame draw:style-name="gr5" draw:text-style-name="P2" draw:layer="layout" svg:width="2.632cm" svg:height="2.763cm" svg:x="17.242cm" svg:y="3.698cm">
          <draw:image xlink:href="Pictures/1000000000000370000003F26F9E9EF67557E9BB.png" xlink:type="simple" xlink:show="embed" xlink:actuate="onLoad" loext:mime-type="image/png">
            <text:p/>
          </draw:image>
        </draw:frame>
        <draw:frame draw:style-name="gr6" draw:text-style-name="P6" draw:layer="layout" svg:width="2.87cm" svg:height="1.275cm" svg:x="17.407cm" svg:y="3.259cm">
          <draw:text-box>
            <text:p text:style-name="P5"><text:span text:style-name="T2">nfs service</text:span></text:p>
          </draw:text-box>
        </draw:frame>
        <draw:frame draw:style-name="gr7" draw:text-style-name="P2" draw:layer="layout" svg:width="2.539cm" svg:height="2.412cm" svg:x="12.276cm" svg:y="3.722cm">
          <draw:image xlink:href="Pictures/1000000000000370000003F26F9E9EF67557E9BB.png" xlink:type="simple" xlink:show="embed" xlink:actuate="onLoad" loext:mime-type="image/png">
            <text:p/>
          </draw:image>
        </draw:frame>
        <draw:line draw:style-name="gr8" draw:text-style-name="P2" draw:layer="layout" svg:x1="19.723cm" svg:y1="4.957cm" svg:x2="23.987cm" svg:y2="4.937cm">
          <text:p/>
        </draw:line>
        <draw:line draw:style-name="gr8" draw:text-style-name="P2" draw:layer="layout" svg:x1="14.724cm" svg:y1="4.937cm" svg:x2="17.391cm" svg:y2="4.937cm">
          <text:p/>
        </draw:line>
        <draw:frame draw:style-name="gr9" draw:text-style-name="P8" draw:layer="layout" svg:width="2.344cm" svg:height="1.199cm" svg:x="12.384cm" svg:y="2.759cm">
          <draw:text-box>
            <text:p text:style-name="P7">persistent<text:line-break/>volume</text:p>
          </draw:text-box>
        </draw:frame>
        <draw:frame draw:style-name="gr10" draw:text-style-name="P2" draw:layer="layout" svg:width="2.412cm" svg:height="2.539cm" svg:x="12.432cm" svg:y="8.368cm">
          <draw:image xlink:href="Pictures/1000000000000370000003F26F9E9EF67557E9BB.png" xlink:type="simple" xlink:show="embed" xlink:actuate="onLoad" loext:mime-type="image/png">
            <text:p/>
          </draw:image>
        </draw:frame>
        <draw:line draw:style-name="gr8" draw:text-style-name="P2" draw:layer="layout" svg:x1="13.573cm" svg:y1="6.134cm" svg:x2="13.573cm" svg:y2="8.547cm">
          <text:p/>
        </draw:line>
        <draw:frame draw:style-name="gr9" draw:text-style-name="P4" draw:layer="layout" svg:width="1.306cm" svg:height="0.725cm" draw:transform="rotate (1.5707963267949) translate (12.721cm 7.985cm)">
          <draw:text-box>
            <text:p text:style-name="P3">bind</text:p>
          </draw:text-box>
        </draw:frame>
        <draw:line draw:style-name="gr8" draw:text-style-name="P2" draw:layer="layout" svg:x1="24.368cm" svg:y1="4.429cm" svg:x2="22.844cm" svg:y2="2.90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fortaa" svg:font-family="Comfortaa" style:font-pitch="variable"/>
    <style:font-face style:name="Linux Biolinum O" svg:font-family="'Linux Biolinum O'" style:font-pitch="variable"/>
    <style:font-face style:name="aakar" svg:font-family="aakar" style:font-pitch="variable"/>
    <style:font-face style:name="cmex10" svg:font-family="cmex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1T17:27:49.947856294</meta:creation-date>
    <dc:date>2021-07-21T23:45:42.418807484</dc:date>
    <meta:editing-duration>PT36M11S</meta:editing-duration>
    <meta:editing-cycles>7</meta:editing-cycles>
    <meta:generator>LibreOffice/6.4.7.2$Linux_X86_64 LibreOffice_project/40$Build-2</meta:generator>
    <meta:document-statistic meta:object-count="15"/>
  </office:meta>
</office:document-meta>
</file>